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quisitos funcionales</text:span> </text:p>
      <text:p text:style-name="Standard"/>
      <text:p text:style-name="Standard">RF 1<text:tab/><text:tab/>El sistema debe ofrecer una serie de juegos interactivos cuyas soluciones se <text:tab/><text:tab/><text:tab/>alcanzaran a traves de una combinacion de bloques algoritmicos por parte de los <text:tab/><text:tab/><text:tab/>estudiantes.</text:p>
      <text:p text:style-name="Standard">RF 1.1 <text:s text:c="12"/>Debe haber 2 variedades de los mencionados juegos, pudiendo haber mas de 2 de <text:tab/><text:tab/>forma opcional.</text:p>
      <text:p text:style-name="Standard">RF 1.2 <text:s text:c="12"/>Dichos juegos deben exigir el uso de los siguientes conceptos algoritmicos : <text:tab/><text:tab/><text:tab/>Estructuras de selección (Simples y Multiples), Estructuras de iteracion, Variables, <text:s/><text:tab/><text:tab/>Funciones y Procedimientos</text:p>
      <text:p text:style-name="Standard">RF 1.3 <text:s text:c="12"/>Dichos juegos deben poder exportar sus soluciones a algun lenguaje de <text:tab/><text:tab/><text:tab/><text:tab/>programacion, con el objetivo de que el estudiante asocie los bloques con codigo <text:tab/><text:tab/>fuente</text:p>
      <text:p text:style-name="Standard">RF 1.4 <text:s text:c="12"/>Los juegos deben ser inclusivos para ambos generos.</text:p>
      <text:p text:style-name="Standard">RF 1.5 <text:s text:c="12"/>Los juegos no deben requerir conocimientos previos en programacion ni algoritmia</text:p>
      <text:p text:style-name="Standard">RF 2 <text:s text:c="15"/>El sistema debe permitir generar nuevas instancias de cada uno de estos juegos para <text:tab/><text:tab/>que el docente las configure como desee, a partir de ahora llamados <text:span text:style-name="T2">Escenarios</text:span>. Las <text:tab/><text:tab/>propiedades configurables de cada uno deben ser : </text:p>
      <text:list xml:id="list1867817965315647791" text:style-name="L1">
        <text:list-item>
          <text:p text:style-name="P3">Calidad y Cantidad de Bloques para la resolucion</text:p>
        </text:list-item>
        <text:list-item>
          <text:p text:style-name="P3">Cantidad maxima absoluta de bloques a usar</text:p>
        </text:list-item>
        <text:list-item>
          <text:p text:style-name="P3">Sugerencia (Hint) (Opcional)</text:p>
        </text:list-item>
        <text:list-item>
          <text:p text:style-name="P3">Solucion Propuesta por el docente (Opcional)</text:p>
        </text:list-item>
      </text:list>
      <text:p text:style-name="Standard">RF 2.1 <text:s text:c="12"/>Cada Escenario completado debe registrar e informar :</text:p>
      <text:list xml:id="list6068112692057117220" text:style-name="L2">
        <text:list-item>
          <text:p text:style-name="P4">Tiempo de resolucion</text:p>
        </text:list-item>
        <text:list-item>
          <text:p text:style-name="P4">Solucion Brindada</text:p>
        </text:list-item>
        <text:list-item>
          <text:p text:style-name="P4">Traduccion de solucion a un lenguaje de programacion</text:p>
        </text:list-item>
        <text:list-item>
          <text:p text:style-name="P4">Puntaje (En base al tiempo de resolucion)</text:p>
        </text:list-item>
      </text:list>
      <text:p text:style-name="Standard">RF 3 <text:s text:c="15"/>El sistema debe permitir la creacion de <text:span text:style-name="T2">Cursos </text:span><text:span text:style-name="T3">por parte de los docentes</text:span>, los cuales <text:tab/><text:tab/>seran una serie ordenada de <text:span text:style-name="T2">Escenarios </text:span><text:span text:style-name="T3">que definiran el flujo de juego para los <text:tab/><text:tab/><text:tab/>estudiantes. </text:span></text:p>
      <text:p text:style-name="P2">RF 3.1<text:tab/><text:tab/>Cada curso debe tener una cantidad flexible de escenarios.</text:p>
      <text:p text:style-name="P2">RF 3.2<text:tab/><text:tab/>El docente tiene que poder establecer si es menester que los escenarios sean jugados <text:tab/><text:tab/>en orden (Opcional)</text:p>
      <text:p text:style-name="P2">RF 3.3 <text:tab/>Cada estudiante debe poder suscribirse a dichos Cursos, lo cual lo habilitara para <text:tab/><text:tab/>jugar el mismo, y se persistira su progreso dentro de su perfil</text:p>
      <text:p text:style-name="Standard"><text:span text:style-name="T3">RF 3.4 <text:tab/>No debe ser necesario asociarse como estudiante para jugar los cursos, pero no se <text:tab/><text:tab/>persistira su progreso ni se realizara ningun seguimiento sobre el mismo. Estos <text:tab/><text:tab/><text:tab/>usuarios se llamaran </text:span><text:span text:style-name="T2">Visitantes</text:span></text:p>
      <text:p text:style-name="Standard">RF 3.5 <text:s text:c="12"/>El sistema debe registrar datos estadisticos de cada Escenario del curso, siendo <text:tab/><text:tab/><text:tab/>estos :</text:p>
      <text:list xml:id="list7856075886468183992" text:style-name="L3">
        <text:list-item>
          <text:p text:style-name="P5">Intentos Totales</text:p>
        </text:list-item>
        <text:list-item>
          <text:p text:style-name="P5">Intentos Fallidos</text:p>
        </text:list-item>
      </text:list>
      <text:p text:style-name="P2">RF 4<text:tab/><text:tab/>El sistema debera persistir la informacion de:</text:p>
      <text:list xml:id="list8849787857023728577" text:style-name="L4">
        <text:list-item>
          <text:p text:style-name="P6">Docentes (Con sus cursos creados)</text:p>
        </text:list-item>
        <text:list-item>
          <text:p text:style-name="P6">Estudiantes (Con su progreso detallado en los cursos suscriptos)</text:p>
        </text:list-item>
        <text:list-item>
          <text:p text:style-name="P6">Juegos (Con sus reglas y bloques)</text:p>
        </text:list-item>
        <text:list-item>
          <text:p text:style-name="P6">Escenarios (Con su configuracion y parametros)</text:p>
        </text:list-item>
        <text:list-item>
          <text:p text:style-name="P6">Cursos (Con sus escenarios ordenados y configuracio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ín Rios</meta:initial-creator>
    <meta:creation-date>2018-09-03T19:36:16.04</meta:creation-date>
    <dc:date>2018-09-10T17:37:38.73</dc:date>
    <dc:creator>Martín Rios</dc:creator>
    <meta:editing-duration>PT3H3M27S</meta:editing-duration>
    <meta:editing-cycles>6</meta:editing-cycles>
    <meta:generator>OpenOffice/4.0.1$Win32 OpenOffice.org_project/401m5$Build-9714</meta:generator>
    <meta:printed-by>Martín Rios</meta:printed-by>
    <meta:print-date>2018-09-03T20:49:01.10</meta:print-date>
    <meta:document-statistic meta:table-count="0" meta:image-count="0" meta:object-count="0" meta:page-count="1" meta:paragraph-count="31" meta:word-count="415" meta:character-count="2672"/>
  </office:meta>
</office:document-meta>
</file>